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b59f" officeooo:paragraph-rsid="0002b59f"/>
    </style:style>
    <style:style style:name="P2" style:family="paragraph" style:parent-style-name="Standard" style:list-style-name="L3">
      <style:text-properties officeooo:rsid="0002b59f" officeooo:paragraph-rsid="0002b59f"/>
    </style:style>
    <style:style style:name="P3" style:family="paragraph" style:parent-style-name="Standard">
      <style:text-properties officeooo:rsid="0002b59f" officeooo:paragraph-rsid="0004b3a1"/>
    </style:style>
    <style:style style:name="P4" style:family="paragraph" style:parent-style-name="Standard">
      <style:text-properties officeooo:paragraph-rsid="0002b59f"/>
    </style:style>
    <style:style style:name="P5" style:family="paragraph" style:parent-style-name="Standard" style:list-style-name="L3">
      <style:text-properties officeooo:paragraph-rsid="0002b59f"/>
    </style:style>
    <style:style style:name="P6" style:family="paragraph" style:parent-style-name="Standard">
      <style:text-properties officeooo:rsid="0004b3a1" officeooo:paragraph-rsid="0004b3a1"/>
    </style:style>
    <style:style style:name="T1" style:family="text">
      <style:text-properties officeooo:rsid="0002b59f"/>
    </style:style>
    <style:style style:name="T2" style:family="text">
      <style:text-properties officeooo:rsid="0004b3a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å sigt drømmer vi om at give elmålere og evt andre sensorer et ID, der er behjælpeligt og beskrivende; dvs at det ikke blot er en tilsyneladende vilkårlig værdi. </text:p>
      <text:p text:style-name="P1"/>
      <text:p text:style-name="P1">Navngivningen af en måler kan følge mange principper:</text:p>
      <text:list xml:id="list411264144" text:style-name="L3">
        <text:list-item>
          <text:p text:style-name="P5"><text:span text:style-name="T1">beskrive, hvilken bygningsdel eller forbrugsgenstand, den måler, fx:</text:span></text:p>
          <text:list>
            <text:list-item>
              <text:p text:style-name="P2">"keramikovn"</text:p>
            </text:list-item>
            <text:list-item>
              <text:p text:style-name="P2">"ovartacis kontorer"</text:p>
            </text:list-item>
          </text:list>
        </text:list-item>
        <text:list-item>
          <text:p text:style-name="P2">beskrive placering af måler, fx</text:p>
          <text:list>
            <text:list-item>
              <text:p text:style-name="P2">"hovedtavle_m23"</text:p>
            </text:list-item>
            <text:list-item>
              <text:p text:style-name="P2">"ventilationsrum_m23"</text:p>
            </text:list-item>
          </text:list>
        </text:list-item>
        <text:list-item>
          <text:p text:style-name="P2">beskrive den tavle, som den sidder i</text:p>
          <text:list>
            <text:list-item>
              <text:p text:style-name="P2">"ut100"</text:p>
            </text:list-item>
            <text:list-item>
              <text:p text:style-name="P2">"ut100_m"</text:p>
            </text:list-item>
            <text:list-item>
              <text:p text:style-name="P2">"ut100_m2"</text:p>
            </text:list-item>
          </text:list>
        </text:list-item>
        <text:list-item>
          <text:p text:style-name="P2">beskrive den tavle, som den måler (ikke nødvendigvis den samme som den sidder i)</text:p>
          <text:list>
            <text:list-item>
              <text:p text:style-name="P2">"ut100"</text:p>
            </text:list-item>
          </text:list>
        </text:list-item>
        <text:list-item>
          <text:p text:style-name="P2">beskrive den tavle og gruppe, som den dækker</text:p>
          <text:list>
            <text:list-item>
              <text:p text:style-name="P5"><text:span text:style-name="T1">"ut100_g4_m"</text:span></text:p>
            </text:list-item>
          </text:list>
        </text:list-item>
      </text:list>
      <text:p text:style-name="P4"/>
      <text:p text:style-name="P3">Det virker i øjeblikket overskueligt at lægge sig fast på et fornuftigt system. Så jeg har besluttet at vi starter med at tildele dem id af typen string, i formatet "mXXX", hvor<text:span text:style-name="T2"> XXX er et nulpadded integer mellem 0 og 255, begge inklusiv. </text:span></text:p>
      <text:p text:style-name="P3"/>
      <text:p text:style-name="P6">Samtidigt beslutter vi, at målerne tildeles samme ModBus-adresse, som integerdelen af dette ID. </text:p>
      <text:p text:style-name="P6"/>
      <text:p text:style-name="P6">På et tidspunkt vælger vi måske at tildele dem andre og mere sigende ID, eller måske indføre en slags alias, så man kan referere til dem både vha alias eller vha ovenstående "mXXX" værdi. Også selvom de måske ikke en gang sidder på samme bus. </text:p>
      <text:p text:style-name="P6"/>
      <text:p text:style-name="P6"/>
      <text:p text:style-name="P3"/>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7:31:29.665689880</meta:creation-date>
    <dc:date>2022-12-16T18:11:19.065321865</dc:date>
    <meta:editing-duration>PT19M28S</meta:editing-duration>
    <meta:editing-cycles>1</meta:editing-cycles>
    <meta:document-statistic meta:table-count="0" meta:image-count="0" meta:object-count="0" meta:page-count="1" meta:paragraph-count="19" meta:word-count="204" meta:character-count="1181" meta:non-whitespace-character-count="1006"/>
    <meta:generator>LibreOffice/7.3.7.2$Linux_X86_64 LibreOffice_project/30$Build-2</meta:generator>
  </office:meta>
</office:document-meta>
</file>